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8c620" officeooo:paragraph-rsid="0018c620"/>
    </style:style>
    <style:style style:name="P2" style:family="paragraph" style:parent-style-name="Standard">
      <style:text-properties officeooo:rsid="0018c620" officeooo:paragraph-rsid="0018c62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e6 events with QGSP_ION_INCLXX_HP, 600 MeV, 14m, 30dp events calculated.</text:p>
      <text:p text:style-name="P1">1000 epochs, 2-6-6 babynetwork &amp; each epoch consists of a single batch.</text:p>
      <text:p text:style-name="P1"/>
      <text:p text:style-name="P1">Traditional method:<text:tab/><text:tab/>FANN:<text:tab/><text:tab/>KERAS:<text:tab/>Elena (big network):</text:p>
      <text:p text:style-name="P1">0n: 72%<text:tab/><text:tab/><text:tab/>0%<text:tab/><text:tab/>0%<text:tab/><text:tab/>--</text:p>
      <text:p text:style-name="P1">1n: 80%<text:tab/><text:tab/><text:tab/>93%<text:tab/><text:tab/>93%<text:tab/><text:tab/>95%</text:p>
      <text:p text:style-name="P1">2n: 67%<text:tab/><text:tab/><text:tab/>73%<text:tab/><text:tab/>72%<text:tab/><text:tab/>83%</text:p>
      <text:p text:style-name="P1">3n: 60%<text:tab/><text:tab/><text:tab/>58%<text:tab/><text:tab/>55%<text:tab/><text:tab/>70%</text:p>
      <text:p text:style-name="P1">4n: 50%<text:tab/><text:tab/><text:tab/>51%<text:tab/><text:tab/>57%<text:tab/><text:tab/>66%</text:p>
      <text:p text:style-name="P1">5n: 62%<text:tab/><text:tab/><text:tab/>69%<text:tab/><text:tab/>68%<text:tab/><text:tab/>88%</text:p>
      <text:p text:style-name="P1"/>
      <text:p text:style-name="P1">Looks like symmetric sigmoid does not give that much of an advantage. </text:p>
      <text:p text:style-name="P1">Normalization of the inputs is key to neural networks.</text:p>
      <text:p text:style-name="P1">Even a very small neural network does already better then the TDR method.</text:p>
      <text:p text:style-name="P1">Markus Polleryd &amp; Elena have about same performance (diff. &lt;1%).</text:p>
      <text:p text:style-name="P1"/>
      <text:p text:style-name="P1">thanks to our meeting this afternoon, I was able to make GPU TensorFlow run.</text:p>
      <text:p text:style-name="Standard">Here are a few timer statistics:</text:p>
      <text:p text:style-name="Standard"/>
      <text:p text:style-name="Standard">Problem: 6002-9000-1200-5 densly-connected 4-layer network.</text:p>
      <text:p text:style-name="Standard">Data: 1000 events, divided into batches of 100 events and trained for 15 epochs.</text:p>
      <text:p text:style-name="Standard">         (150 network updates).</text:p>
      <text:p text:style-name="Standard"/>
      <text:p text:style-name="Standard">Laptop:</text:p>
      <text:p text:style-name="Standard">GPU: Nvidia GeForce GTX 1050 Ti; 4 GB, 768 cores (Same as Elena used in her NeuLAND master thesis)</text:p>
      <text:p text:style-name="Standard">CPU: intel i7-8750H; 6 cores + hyperthreading ==&gt; Linux sees 12 CPUs.</text:p>
      <text:p text:style-name="Standard">         2.2 GHz, with turboboost to 3.9 GHz (4.1 GHz for single-thread).</text:p>
      <text:p text:style-name="Standard"/>
      <text:p text:style-name="Standard">GPU time: 16.7 sec.</text:p>
      <text:p text:style-name="Standard">CPU time: 66.5 sec.</text:p>
      <text:p text:style-name="Standard"/>
      <text:p text:style-name="Standard">Office desktop:</text:p>
      <text:p text:style-name="Standard">GPU: Nvidia quadro 410; 512 MB, 192 cores</text:p>
      <text:p text:style-name="Standard">CPU: i5-4590; 4 cores ==&gt; linux sees 4 CPUs.</text:p>
      <text:p text:style-name="Standard">         3.3 GHz, with turboboost to 3.7 GHz.</text:p>
      <text:p text:style-name="Standard"/>
      <text:p text:style-name="Standard">GPU: too weak for TensorFlow to be used.</text:p>
      <text:p text:style-name="Standard">CPU: 109.4 sec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4T14:24:06.964467447</meta:creation-date>
    <dc:date>2019-05-27T17:41:43.857665690</dc:date>
    <meta:editing-duration>PT8M54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30" meta:word-count="233" meta:character-count="1358" meta:non-whitespace-character-count="1101"/>
  </office:meta>
</office:document-meta>
</file>